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110"/>
    <style:style style:name="ce2" style:family="table-cell" style:parent-style-name="Default" style:data-style-name="N10107"/>
    <style:style style:name="ce4" style:family="table-cell" style:parent-style-name="Default" style:data-style-name="N10110">
      <style:text-properties fo:font-weight="bold" style:font-weight-asian="bold" style:font-weight-complex="bold"/>
    </style:style>
    <style:style style:name="ce5" style:family="table-cell" style:parent-style-name="Default" style:data-style-name="N1011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11" style:family="table-cell" style:parent-style-name="Default" style:data-style-name="N10110"/>
    <style:style style:name="ce12" style:family="table-cell" style:parent-style-name="Default" style:data-style-name="N10110">
      <style:text-properties fo:font-weight="bold" style:font-weight-asian="bold" style:font-weight-complex="bold"/>
    </style:style>
    <style:style style:name="ce13" style:family="table-cell" style:parent-style-name="Default" style:data-style-name="N1011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00"/>
    <style:style style:name="ce15" style:family="table-cell" style:parent-style-name="Default" style:data-style-name="N10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3" table:default-cell-style-name="ce11"/>
        <table:table-column table:style-name="co3" table:default-cell-style-name="ce11"/>
        <table:table-column table:style-name="co2" table:number-columns-repeated="1019" table:default-cell-style-name="ce1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Cycles</text:p>
          </table:table-cell>
          <table:table-cell table:number-columns-repeated="1022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.5</text:p>
          </table:table-cell>
          <table:table-cell table:formula="of:=[.B2]*[.A5]" office:value-type="float" office:value="833333" calcext:value-type="float">
            <text:p>833.33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DEC</text:p>
          </table:table-cell>
          <table:table-cell table:style-name="ce13"/>
          <table:table-cell table:style-name="ce13" office:value-type="string" calcext:value-type="string">
            <text:p>HEX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2">
          <table:table-cell table:style-name="ce12" office:value-type="string" calcext:value-type="string">
            <text:p>Timer Reload</text:p>
          </table:table-cell>
          <table:table-cell table:formula="of:=2^16-[.B11]" office:value-type="float" office:value="53772" calcext:value-type="float">
            <text:p>53.772</text:p>
          </table:table-cell>
          <table:table-cell/>
          <table:table-cell table:formula="of:=DEC2HEX([.B10])" office:value-type="string" office:string-value="D20C" calcext:value-type="string">
            <text:p>D20C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Timer Cap</text:p>
          </table:table-cell>
          <table:table-cell table:style-name="Default" office:value-type="float" office:value="11764" calcext:value-type="float">
            <text:p>11764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nterr. Per Sec</text:p>
          </table:table-cell>
          <table:table-cell table:formula="of:=[.B2]/[.B11]" office:value-type="float" office:value="141.67511050663" calcext:value-type="float">
            <text:p>141,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s per Interr.</text:p>
          </table:table-cell>
          <table:table-cell table:style-name="ce14" table:formula="of:=1/[.B12]*1000" office:value-type="float" office:value="7.05840282336113" calcext:value-type="float">
            <text:p>7,05840282336113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0" number:language="de" number:country="DE">
      <number:number number:decimal-places="2" number:min-decimal-places="0" number:min-integer-digits="1" number:decimal-replacement="" number:grouping="true"/>
    </number:number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10107" number:language="de" number:country="DE">
      <number:number number:decimal-places="8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2-12-29T20:43:53.052322847</dc:date>
    <meta:editing-duration>P1DT7H58M53S</meta:editing-duration>
    <meta:editing-cycles>7</meta:editing-cycles>
    <meta:generator>LibreOffice/7.3.7.2$Linux_X86_64 LibreOffice_project/30$Build-2</meta:generator>
    <meta:document-statistic meta:table-count="1" meta:cell-count="17" meta:object-count="0"/>
  </office:meta>
</office:document-meta>
</file>